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svg:width="0.7559in" svg:height="0.3898in" svg:x="1.3854in" svg:y="1.0575in"><text:p text:style-name="P1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style-name="gr1" svg:width="0.7559in" svg:height="0.3898in" svg:x="2.5953in" svg:y="1.1689in"><text:p text:style-name="P1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style-name="gr1" svg:width="0.7567in" svg:height="0.3898in" svg:x="1.7398in" svg:y="1.9429in"><text:p text:style-name="P1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style-name="gr2" svg:width="2.4398in" svg:height="1.5039in" svg:x="1.1189in" svg:y="0.9583in"><text:p/><draw:enhanced-geometry svg:viewBox="0 0 21600 21600" draw:type="rectangle" draw:enhanced-path="M 0 0 L 21600 0 21600 21600 0 21600 0 0 Z N"/></draw:custom-shape><draw:custom-shape text:anchor-type="paragraph" draw:z-index="4" draw:style-name="gr1" svg:width="0.7567in" svg:height="0.3894in" svg:x="3.8925in" svg:y="0.9898in"><text:p text:style-name="P1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1" svg:width="0.7567in" svg:height="0.3898in" svg:x="5.1028in" svg:y="1.1in"><text:p text:style-name="P1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1" svg:width="0.7567in" svg:height="0.3898in" svg:x="4.2472in" svg:y="1.8752in"><text:p text:style-name="P1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2" svg:width="2.4398in" svg:height="1.5039in" svg:x="3.6272in" svg:y="0.9634in"><text:p/><draw:enhanced-geometry svg:viewBox="0 0 21600 21600" draw:type="rectangle" draw:enhanced-path="M 0 0 L 21600 0 21600 21600 0 21600 0 0 Z N"/></draw:custom-shape><draw:line text:anchor-type="paragraph" draw:z-index="8" draw:style-name="gr3" draw:text-style-name="P2" svg:x1="3.8016in" svg:y1="2.1406in" svg:x2="5.2516in" svg:y2="0.9516in"><text:p/></draw:line><draw:line text:anchor-type="paragraph" draw:z-index="10" draw:style-name="gr3" draw:text-style-name="P1" svg:x1="3.7492in" svg:y1="1.5327in" svg:x2="5.8583in" svg:y2="1.7846in"><text:p/></draw:line><draw:line text:anchor-type="paragraph" draw:z-index="9" draw:style-name="gr3" draw:text-style-name="P1" svg:x1="4.7646in" svg:y1="0.9516in" svg:x2="5.3374in" svg:y2="2.3063in"><text:p/></draw:line><draw:custom-shape text:anchor-type="paragraph" draw:z-index="11" draw:style-name="gr1" svg:width="0.7567in" svg:height="0.3894in" svg:x="3.9354in" svg:y="2.8902in"><text:p text:style-name="P1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style-name="gr1" svg:width="0.7567in" svg:height="0.3898in" svg:x="5.1457in" svg:y="3.0008in"><text:p text:style-name="P1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style-name="gr1" svg:width="0.7567in" svg:height="0.3898in" svg:x="4.2902in" svg:y="3.7756in"><text:p text:style-name="P1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style-name="gr2" svg:width="2.4398in" svg:height="1.5039in" svg:x="3.6701in" svg:y="2.7909in"><text:p/><draw:enhanced-geometry svg:viewBox="0 0 21600 21600" draw:type="rectangle" draw:enhanced-path="M 0 0 L 21600 0 21600 21600 0 21600 0 0 Z N"/></draw:custom-shape><draw:line text:anchor-type="paragraph" draw:z-index="15" draw:style-name="gr3" draw:text-style-name="P1" svg:x1="4.7736in" svg:y1="2.8437in" svg:x2="5.3811in" svg:y2="4.2071in"><text:p/></draw:line><draw:custom-shape text:anchor-type="paragraph" draw:z-index="16" draw:style-name="gr1" svg:width="0.7567in" svg:height="0.3894in" svg:x="1.3311in" svg:y="2.8811in"><text:p text:style-name="P1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style-name="gr1" svg:width="0.7567in" svg:height="0.3898in" svg:x="2.5417in" svg:y="2.9917in"><text:p text:style-name="P1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style-name="gr1" svg:width="0.7567in" svg:height="0.3898in" svg:x="1.6862in" svg:y="3.7665in"><text:p text:style-name="P1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style-name="gr2" svg:width="2.4398in" svg:height="1.5039in" svg:x="1.0661in" svg:y="2.7819in"><text:p/><draw:enhanced-geometry svg:viewBox="0 0 21600 21600" draw:type="rectangle" draw:enhanced-path="M 0 0 L 21600 0 21600 21600 0 21600 0 0 Z N"/></draw:custom-shape><draw:line text:anchor-type="paragraph" draw:z-index="20" draw:style-name="gr3" draw:text-style-name="P2" svg:x1="1.2319in" svg:y1="4.0413in" svg:x2="2.6902in" svg:y2="2.8429in"><text:p/></draw:line><draw:custom-shape text:anchor-type="paragraph" draw:z-index="21" draw:style-name="gr1" svg:width="0.7567in" svg:height="0.3894in" svg:x="1.3311in" svg:y="4.5134in"><text:p text:style-name="P1">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style-name="gr1" svg:width="0.7567in" svg:height="0.3898in" svg:x="2.5417in" svg:y="4.6236in"><text:p text:style-name="P1">B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style-name="gr1" svg:width="0.7567in" svg:height="0.3898in" svg:x="1.6862in" svg:y="5.3984in"><text:p text:style-name="P1">C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style-name="gr2" svg:width="2.4398in" svg:height="1.5039in" svg:x="1.0661in" svg:y="4.4138in"><text:p/><draw:enhanced-geometry svg:viewBox="0 0 21600 21600" draw:type="rectangle" draw:enhanced-path="M 0 0 L 21600 0 21600 21600 0 21600 0 0 Z N"/></draw:custom-shape><draw:line text:anchor-type="paragraph" draw:z-index="25" draw:style-name="gr3" draw:text-style-name="P1" svg:x1="1.1882in" svg:y1="5.0563in" svg:x2="3.1846in" svg:y2="5.3346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UYEN Khai</meta:initial-creator>
    <meta:creation-date>2014-07-02T13:29:07.315797844</meta:creation-date>
    <dc:date>2014-08-11T09:46:30.039563675</dc:date>
    <dc:creator>NGUYEN Khai</dc:creator>
    <meta:editing-duration>PT10M46S</meta:editing-duration>
    <meta:editing-cycles>15</meta:editing-cycles>
    <meta:generator>LibreOffice/4.2.5.2$Linux_x86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